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91in"/>
    </style:style>
    <style:style style:name="co2" style:family="table-column">
      <style:table-column-properties fo:break-before="auto" style:column-width="0.9693in"/>
    </style:style>
    <style:style style:name="co3" style:family="table-column">
      <style:table-column-properties fo:break-before="auto" style:column-width="1.902in"/>
    </style:style>
    <style:style style:name="co4" style:family="table-column">
      <style:table-column-properties fo:break-before="auto" style:column-width="1.861in"/>
    </style:style>
    <style:style style:name="co5" style:family="table-column">
      <style:table-column-properties fo:break-before="auto" style:column-width="0.9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NDRIUK, EVA <text:s/></text:p>
          </table:table-cell>
          <table:table-cell office:value-type="string">
            <text:p>703-631-3485</text:p>
          </table:table-cell>
          <table:table-cell table:number-columns-repeated="3"/>
        </table:table-row>
        <table:table-row table:style-name="ro1">
          <table:table-cell office:value-type="string">
            <text:p>BAKER, KAREN </text:p>
          </table:table-cell>
          <table:table-cell office:value-type="string">
            <text:p>703-793-0352 </text:p>
          </table:table-cell>
          <table:table-cell office:value-type="string">
            <text:p>kmbaker0@verizon.net</text:p>
          </table:table-cell>
          <table:table-cell table:number-columns-repeated="2"/>
        </table:table-row>
        <table:table-row table:style-name="ro1">
          <table:table-cell office:value-type="string">
            <text:p>BEVINS, AMY </text:p>
          </table:table-cell>
          <table:table-cell office:value-type="string">
            <text:p>703-437-8473 </text:p>
          </table:table-cell>
          <table:table-cell office:value-type="string">
            <text:p>thebevinsfamily@yahoo.com </text:p>
          </table:table-cell>
          <table:table-cell table:number-columns-repeated="2"/>
        </table:table-row>
        <table:table-row table:style-name="ro1">
          <table:table-cell office:value-type="string">
            <text:p>BLACK, JOEL </text:p>
          </table:table-cell>
          <table:table-cell office:value-type="string">
            <text:p>703-481-9024 </text:p>
          </table:table-cell>
          <table:table-cell office:value-type="string">
            <text:p>IMSOHAPPY1054@cox.net </text:p>
          </table:table-cell>
          <table:table-cell table:number-columns-repeated="2"/>
        </table:table-row>
        <table:table-row table:style-name="ro1">
          <table:table-cell office:value-type="string">
            <text:p>CRABTREE, LESLIE </text:p>
          </table:table-cell>
          <table:table-cell office:value-type="string">
            <text:p>703-437-7287 </text:p>
          </table:table-cell>
          <table:table-cell office:value-type="string">
            <text:p>leslie_crabtree@verizon.net </text:p>
          </table:table-cell>
          <table:table-cell table:number-columns-repeated="2"/>
        </table:table-row>
        <table:table-row table:style-name="ro1">
          <table:table-cell office:value-type="string">
            <text:p>CROSBY, PAULA </text:p>
          </table:table-cell>
          <table:table-cell office:value-type="string">
            <text:p>703-318-1697 </text:p>
          </table:table-cell>
          <table:table-cell office:value-type="string">
            <text:p>paulac1212@gmail.com </text:p>
          </table:table-cell>
          <table:table-cell table:number-columns-repeated="2"/>
        </table:table-row>
        <table:table-row table:style-name="ro1">
          <table:table-cell office:value-type="string">
            <text:p>EISENHART, CINDY </text:p>
          </table:table-cell>
          <table:table-cell office:value-type="string">
            <text:p>703-435-2080 </text:p>
          </table:table-cell>
          <table:table-cell office:value-type="string">
            <text:p>mommi911@aol.com </text:p>
          </table:table-cell>
          <table:table-cell table:number-columns-repeated="2"/>
        </table:table-row>
        <table:table-row table:style-name="ro1">
          <table:table-cell office:value-type="string">
            <text:p>FOX, LINDA </text:p>
          </table:table-cell>
          <table:table-cell office:value-type="string">
            <text:p>913-271-4519 </text:p>
          </table:table-cell>
          <table:table-cell office:value-type="string">
            <text:p>ljfoxbk@aol.com </text:p>
          </table:table-cell>
          <table:table-cell table:number-columns-repeated="2"/>
        </table:table-row>
        <table:table-row table:style-name="ro1">
          <table:table-cell office:value-type="string">
            <text:p>HOYT, JEFF </text:p>
          </table:table-cell>
          <table:table-cell office:value-type="string">
            <text:p>703-758-8143 </text:p>
          </table:table-cell>
          <table:table-cell office:value-type="string">
            <text:p>jchoyt@gmail.com </text:p>
          </table:table-cell>
          <table:table-cell table:number-columns-repeated="2"/>
        </table:table-row>
        <table:table-row table:style-name="ro1">
          <table:table-cell office:value-type="string">
            <text:p>MURPHY, CAROLYN </text:p>
          </table:table-cell>
          <table:table-cell office:value-type="string">
            <text:p>703-909-9500 </text:p>
          </table:table-cell>
          <table:table-cell office:value-type="string">
            <text:p>a7492097@aol.com </text:p>
          </table:table-cell>
          <table:table-cell/>
          <table:table-cell office:value-type="string">
            <text:p>504-559-3793</text:p>
          </table:table-cell>
        </table:table-row>
        <table:table-row table:style-name="ro1">
          <table:table-cell office:value-type="string">
            <text:p>RILL, CAROLYN </text:p>
          </table:table-cell>
          <table:table-cell office:value-type="string">
            <text:p>703-264-8837 </text:p>
          </table:table-cell>
          <table:table-cell office:value-type="string">
            <text:p>carolynrill@aol.com </text:p>
          </table:table-cell>
          <table:table-cell table:number-columns-repeated="2"/>
        </table:table-row>
        <table:table-row table:style-name="ro1">
          <table:table-cell office:value-type="string">
            <text:p>ROMANO, CATHY </text:p>
          </table:table-cell>
          <table:table-cell office:value-type="string">
            <text:p>703-264-9754 </text:p>
          </table:table-cell>
          <table:table-cell office:value-type="string">
            <text:p>romano.cathy@gmail.com </text:p>
          </table:table-cell>
          <table:table-cell table:number-columns-repeated="2"/>
        </table:table-row>
        <table:table-row table:style-name="ro1">
          <table:table-cell office:value-type="string">
            <text:p>STOTTLEMYER, ELAINE </text:p>
          </table:table-cell>
          <table:table-cell office:value-type="string">
            <text:p>703-391-5040 </text:p>
          </table:table-cell>
          <table:table-cell office:value-type="string">
            <text:p>elainestott@cox.net </text:p>
          </table:table-cell>
          <table:table-cell table:number-columns-repeated="2"/>
        </table:table-row>
        <table:table-row table:style-name="ro1">
          <table:table-cell office:value-type="string">
            <text:p>STRECKER, FRANCESCA </text:p>
          </table:table-cell>
          <table:table-cell office:value-type="string">
            <text:p>703-467-0973 </text:p>
          </table:table-cell>
          <table:table-cell office:value-type="string">
            <text:p>rogncesca@aol.com </text:p>
          </table:table-cell>
          <table:table-cell table:number-columns-repeated="2"/>
        </table:table-row>
        <table:table-row table:style-name="ro1">
          <table:table-cell office:value-type="string">
            <text:p>GERMROTH, BONNIE </text:p>
          </table:table-cell>
          <table:table-cell office:value-type="string">
            <text:p>703-793-0075 </text:p>
          </table:table-cell>
          <table:table-cell office:value-type="string">
            <text:p>brgerm@cox.net </text:p>
          </table:table-cell>
          <table:table-cell table:number-columns-repeated="2"/>
        </table:table-row>
        <table:table-row table:style-name="ro1">
          <table:table-cell office:value-type="string">
            <text:p>TOOTHMAN, MIKE </text:p>
          </table:table-cell>
          <table:table-cell office:value-type="string">
            <text:p>703-435-3534 </text:p>
          </table:table-cell>
          <table:table-cell office:value-type="string">
            <text:p>mtoothman@cox.net </text:p>
          </table:table-cell>
          <table:table-cell office:value-type="string">
            <text:p>← need to come off</text:p>
          </table:table-cell>
          <table:table-cell/>
        </table:table-row>
        <table:table-row table:style-name="ro1">
          <table:table-cell office:value-type="string">
            <text:p>WINFREY, ALEC </text:p>
          </table:table-cell>
          <table:table-cell office:value-type="string">
            <text:p>703-793-0342 </text:p>
          </table:table-cell>
          <table:table-cell office:value-type="string">
            <text:p>rmail1@aol.com </text:p>
          </table:table-cell>
          <table:table-cell table:number-columns-repeated="2"/>
        </table:table-row>
        <table:table-row table:style-name="ro1">
          <table:table-cell office:value-type="string">
            <text:p>SHELTON, LAURA </text:p>
          </table:table-cell>
          <table:table-cell office:value-type="string">
            <text:p>703-435-4290 </text:p>
          </table:table-cell>
          <table:table-cell office:value-type="string">
            <text:p><text:a xlink:href="mailto:handbellhog@gmail">handbellhog@gmail</text:a>.com </text:p>
          </table:table-cell>
          <table:table-cell table:number-columns-repeated="2"/>
        </table:table-row>
        <table:table-row table:style-name="ro1">
          <table:table-cell office:value-type="string">
            <text:p>WEBB, KATHY </text:p>
          </table:table-cell>
          <table:table-cell office:value-type="string">
            <text:p>703-391-8905</text:p>
          </table:table-cell>
          <table:table-cell office:value-type="string">
            <text:p>oakhill11502@yahoo.com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ubs</text:p>
          </table:table-cell>
          <table:table-cell table:number-columns-repeated="4"/>
        </table:table-row>
        <table:table-row table:style-name="ro1">
          <table:table-cell office:value-type="string">
            <text:p>BARRETT, LISA </text:p>
          </table:table-cell>
          <table:table-cell office:value-type="string">
            <text:p>703-327-7625 </text:p>
          </table:table-cell>
          <table:table-cell office:value-type="string">
            <text:p>Foo</text:p>
          </table:table-cell>
          <table:table-cell table:number-columns-repeated="2"/>
        </table:table-row>
        <table:table-row table:style-name="ro1">
          <table:table-cell office:value-type="string">
            <text:p>CRULEY, REBECCA </text:p>
          </table:table-cell>
          <table:table-cell office:value-type="string">
            <text:p>703-464-0410 </text:p>
          </table:table-cell>
          <table:table-cell office:value-type="string">
            <text:p>rcruley@hotmail.com </text:p>
          </table:table-cell>
          <table:table-cell table:number-columns-repeated="2"/>
        </table:table-row>
        <table:table-row table:style-name="ro1">
          <table:table-cell office:value-type="string">
            <text:p>POWERS, CATHY </text:p>
          </table:table-cell>
          <table:table-cell office:value-type="string">
            <text:p>703-715-0546 </text:p>
          </table:table-cell>
          <table:table-cell office:value-type="string">
            <text:p>mertenfamily@cox.net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ot on any list</text:p>
          </table:table-cell>
          <table:table-cell table:number-columns-repeated="4"/>
        </table:table-row>
        <table:table-row table:style-name="ro1">
          <table:table-cell office:value-type="string">
            <text:p>CUTLER, PAUL </text:p>
          </table:table-cell>
          <table:table-cell office:value-type="string">
            <text:p>703-707-9350 </text:p>
          </table:table-cell>
          <table:table-cell office:value-type="string">
            <text:p>paulcutler@aol.com 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HERR, MIKE </text:p>
          </table:table-cell>
          <table:table-cell office:value-type="string">
            <text:p>703-391-5654 </text:p>
          </table:table-cell>
          <table:table-cell office:value-type="string">
            <text:p>herr_215@msn.com </text:p>
          </table:table-cell>
          <table:table-cell table:number-columns-repeated="2"/>
        </table:table-row>
        <table:table-row table:style-name="ro1">
          <table:table-cell office:value-type="string">
            <text:p>NORTON, SUZY </text:p>
          </table:table-cell>
          <table:table-cell office:value-type="string">
            <text:p>703-264-2079 </text:p>
          </table:table-cell>
          <table:table-cell office:value-type="string">
            <text:p>nortons05@verizon.net 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Removed</text:p>
          </table:table-cell>
          <table:table-cell table:number-columns-repeated="4"/>
        </table:table-row>
        <table:table-row table:style-name="ro1">
          <table:table-cell office:value-type="string">
            <text:p>TODD, MIKE </text:p>
          </table:table-cell>
          <table:table-cell office:value-type="string">
            <text:p>571-239-1901 </text:p>
          </table:table-cell>
          <table:table-cell office:value-type="string">
            <text:p>mrtodd75@yahoo.com </text:p>
          </table:table-cell>
          <table:table-cell office:value-type="string">
            <text:p>← now working during the day</text:p>
          </table:table-cell>
          <table:table-cell/>
        </table:table-row>
      </table:table>
      <table:table table:name="Sheet1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2">09/12/2010</text:date>, <text:time>22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2T20:26:35</meta:creation-date>
    <dc:date>2010-09-12T22:48:23</dc:date>
    <meta:editing-duration>PT00H54M00S</meta:editing-duration>
    <meta:editing-cycles>6</meta:editing-cycles>
    <meta:generator>OpenOffice.org/3.0$Linux OpenOffice.org_project/300m15$Build-9379</meta:generator>
    <meta:document-statistic meta:table-count="4" meta:cell-count="83" meta:object-count="0"/>
    <meta:user-defined meta:name="Info 1"/>
    <meta:user-defined meta:name="Info 2"/>
    <meta:user-defined meta:name="Info 3"/>
    <meta:user-defined meta:name="Info 4"/>
  </office:meta>
</office:document-meta>
</file>